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MS Sans Serif" svg:font-family="&quot;MS Sans Serif&quot;"/>
  </office:font-face-decls>
  <office:automatic-styles>
    <style:style style:name="ce1" style:family="table-cell" style:parent-style-name="Default" style:data-style-name="N0">
      <style:table-cell-properties fo:background-color="#FFFFFF"/>
      <style:text-properties fo:font-size="12pt" style:font-size-asian="12pt" style:font-size-complex="12pt" fo:font-weight="bold" style:font-weight-asian="bold" style:font-weight-complex="bold"/>
    </style:style>
    <style:style style:name="ce2" style:family="table-cell" style:parent-style-name="Default" style:data-style-name="N0">
      <style:table-cell-properties fo:background-color="#FFFFFF"/>
      <style:text-properties fo:font-size="12pt" style:font-size-asian="12pt" style:font-size-complex="12pt"/>
    </style:style>
    <style:style style:name="ce3" style:family="table-cell" style:parent-style-name="Hyperlink" style:data-style-name="N0">
      <style:table-cell-properties style:vertical-align="automatic" fo:background-color="#FFFFFF"/>
      <style:text-properties fo:color="#0000FF" style:text-underline-style="solid" style:text-underline-type="single"/>
    </style:style>
    <style:style style:name="ce4" style:family="table-cell" style:parent-style-name="Hyperlink_bus0103" style:data-style-name="N0">
      <style:table-cell-properties fo:background-color="#FFFFFF"/>
      <style:text-properties fo:color="#0000FF" style:font-name="Arial" style:font-name-asian="Arial" style:font-name-complex="Arial" style:text-underline-style="solid" style:text-underline-type="single" style:font-family-generic="swiss"/>
    </style:style>
    <style:style style:name="ce5" style:family="table-cell" style:parent-style-name="Default" style:data-style-name="N0">
      <style:table-cell-properties fo:background-color="#FFFFFF"/>
    </style:style>
    <style:style style:name="ce6" style:family="table-cell" style:parent-style-name="Default" style:data-style-name="N0">
      <style:table-cell-properties fo:background-color="#FFFFFF"/>
    </style:style>
    <style:style style:name="ce7" style:family="table-cell" style:parent-style-name="Default" style:data-style-name="N0">
      <style:table-cell-properties fo:background-color="#FFFFFF"/>
      <style:text-properties fo:color="#008080" fo:font-size="12pt" style:font-size-asian="12pt" style:font-size-complex="12pt" fo:font-weight="bold" style:font-weight-asian="bold" style:font-weight-complex="bold"/>
    </style:style>
    <style:style style:name="ce8" style:family="table-cell" style:parent-style-name="Default" style:data-style-name="N0">
      <style:table-cell-properties fo:background-color="#FFFFFF"/>
      <style:text-properties fo:font-size="12pt" style:font-size-asian="12pt" style:font-size-complex="12pt"/>
    </style:style>
    <style:style style:name="ce9" style:family="table-cell" style:parent-style-name="Default" style:data-style-name="N0">
      <style:table-cell-properties style:vertical-align="automatic" fo:wrap-option="wrap" fo:background-color="#FFFFFF" style:repeat-content="false"/>
      <style:paragraph-properties fo:text-align="start" fo:margin-left="0cm"/>
      <style:text-properties fo:color="#008080" fo:font-size="12pt" style:font-size-asian="12pt" style:font-size-complex="12pt" fo:font-weight="bold" style:font-weight-asian="bold" style:font-weight-complex="bold"/>
    </style:style>
    <style:style style:name="ce10" style:family="table-cell" style:parent-style-name="Default" style:data-style-name="N0">
      <style:table-cell-properties fo:border-top="none" fo:border-bottom="2pt solid #000000" fo:border-left="none" fo:border-right="none" style:vertical-align="top" fo:background-color="#FFFFFF" style:cell-protect="protected"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fo:border-top="none" fo:border-bottom="2pt solid #000000" fo:border-left="none" fo:border-right="none" style:vertical-align="automatic" fo:background-color="#FFFFFF" style:repeat-content="false"/>
      <style:paragraph-properties fo:text-align="end" fo:margin-right="0cm"/>
    </style:style>
    <style:style style:name="ce12" style:family="table-cell" style:parent-style-name="Default" style:data-style-name="N0">
      <style:table-cell-properties fo:border-top="2pt solid #000000" fo:border-bottom="2pt solid #000000" fo:border-left="none" fo:border-right="none" style:vertical-align="automatic" fo:wrap-option="wrap" fo:background-color="#FFFFFF" style:repeat-content="false"/>
      <style:paragraph-properties fo:text-align="start" fo:margin-left="0cm"/>
      <style:text-properties fo:font-weight="bold" style:font-weight-asian="bold" style:font-weight-complex="bold"/>
    </style:style>
    <style:style style:name="ce13" style:family="table-cell" style:parent-style-name="Default" style:data-style-name="N0">
      <style:table-cell-properties fo:border-top="2pt solid #000000" fo:border-bottom="2pt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14" style:family="table-cell" style:parent-style-name="Default" style:data-style-name="N0">
      <style:table-cell-properties fo:background-color="#FFFFFF"/>
      <style:text-properties fo:font-weight="bold" style:font-weight-asian="bold" style:font-weight-complex="bold"/>
    </style:style>
    <style:style style:name="ce15" style:family="table-cell" style:parent-style-name="Default" style:data-style-name="N36">
      <style:table-cell-properties style:vertical-align="automatic" fo:background-color="#FFFFFF" style:cell-protect="protected" style:repeat-content="false"/>
      <style:paragraph-properties fo:text-align="start" fo:margin-left="0cm"/>
    </style:style>
    <style:style style:name="ce16" style:family="table-cell" style:parent-style-name="Percent_32_2" style:data-style-name="N13">
      <style:table-cell-properties style:vertical-align="automatic" fo:background-color="#FFFFFF" style:repeat-content="false"/>
      <style:paragraph-properties fo:text-align="end" fo:margin-right="0cm"/>
    </style:style>
    <style:style style:name="ce17" style:family="table-cell" style:parent-style-name="Percent_32_2" style:data-style-name="N13">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18" style:family="table-cell" style:parent-style-name="Percent_32_2" style:data-style-name="N3">
      <style:table-cell-properties style:vertical-align="automatic" fo:background-color="#FFFFFF" style:repeat-content="false"/>
      <style:paragraph-properties fo:text-align="end" fo:margin-right="0cm"/>
    </style:style>
    <style:style style:name="ce19" style:family="table-cell" style:parent-style-name="Default" style:data-style-name="N0">
      <style:table-cell-properties fo:background-color="#FFFFFF"/>
      <style:text-properties fo:color="#000000" fo:font-weight="bold" style:font-weight-asian="bold" style:font-weight-complex="bold"/>
    </style:style>
    <style:style style:name="ce20" style:family="table-cell" style:parent-style-name="Percent_32_2" style:data-style-name="N3">
      <style:table-cell-properties style:vertical-align="automatic" fo:background-color="#FFFFFF" style:repeat-content="false"/>
      <style:paragraph-properties fo:text-align="end" fo:margin-right="0cm"/>
    </style:style>
    <style:style style:name="ce21" style:family="table-cell" style:parent-style-name="Percent_32_2" style:data-style-name="N3">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22" style:family="table-cell" style:parent-style-name="Default" style:data-style-name="N0">
      <style:table-cell-properties style:vertical-align="automatic" fo:background-color="#FFFFFF" style:repeat-content="false"/>
      <style:paragraph-properties fo:text-align="start" fo:margin-left="0cm"/>
      <style:text-properties fo:color="#000000" fo:font-weight="bold" style:font-weight-asian="bold" style:font-weight-complex="bold"/>
    </style:style>
    <style:style style:name="ce23"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24" style:family="table-cell" style:parent-style-name="Default" style:data-style-name="N36">
      <style:table-cell-properties style:vertical-align="automatic" fo:background-color="#FFFFFF" style:cell-protect="protected" style:repeat-content="false"/>
      <style:paragraph-properties fo:text-align="start" fo:margin-left="0cm"/>
    </style:style>
    <style:style style:name="ce25" style:family="table-cell" style:parent-style-name="Percent_32_2" style:data-style-name="N3">
      <style:table-cell-properties fo:border-top="thin dashed #000000" fo:border-bottom="none" fo:border-left="none" fo:border-right="none" style:vertical-align="automatic" fo:background-color="#FFFFFF" style:repeat-content="false"/>
      <style:paragraph-properties fo:text-align="end" fo:margin-right="0cm"/>
    </style:style>
    <style:style style:name="ce26" style:family="table-cell" style:parent-style-name="Percent_32_2" style:data-style-name="N3">
      <style:table-cell-properties fo:border-top="thin dashed #000000" fo:border-bottom="none" fo:border-left="none" fo:border-right="none" style:vertical-align="automatic" fo:background-color="#FFFFFF" style:repeat-content="false"/>
      <style:paragraph-properties fo:text-align="end" fo:margin-right="0cm"/>
      <style:text-properties fo:font-weight="bold" style:font-weight-asian="bold" style:font-weight-complex="bold"/>
    </style:style>
    <style:style style:name="ce27" style:family="table-cell" style:parent-style-name="Percent_32_2" style:data-style-name="N3">
      <style:table-cell-properties style:vertical-align="automatic" fo:background-color="#FFFFFF" style:repeat-content="false"/>
      <style:paragraph-properties fo:text-align="end" fo:margin-right="0cm"/>
    </style:style>
    <style:style style:name="ce28" style:family="table-cell" style:parent-style-name="Percent_32_2" style:data-style-name="N3">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29" style:family="table-cell" style:parent-style-name="Percent_32_2" style:data-style-name="N38">
      <style:table-cell-properties style:vertical-align="automatic" fo:background-color="#FFFFFF" style:repeat-content="false"/>
      <style:paragraph-properties fo:text-align="end" fo:margin-right="0cm"/>
    </style:style>
    <style:style style:name="ce30" style:family="table-cell" style:parent-style-name="Percent_32_2" style:data-style-name="N38">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31" style:family="table-cell" style:parent-style-name="Percent_32_2" style:data-style-name="N3">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32" style:family="table-cell" style:parent-style-name="Default" style:data-style-name="N1">
      <style:table-cell-properties fo:background-color="#FFFFFF"/>
    </style:style>
    <style:style style:name="ce33" style:family="table-cell" style:parent-style-name="Default" style:data-style-name="N36">
      <style:table-cell-properties style:vertical-align="automatic" fo:background-color="#FFFFFF" style:cell-protect="protected" style:repeat-content="false"/>
      <style:paragraph-properties fo:text-align="start" fo:margin-left="0cm"/>
    </style:style>
    <style:style style:name="ce34" style:family="table-cell" style:parent-style-name="Default" style:data-style-name="N4">
      <style:table-cell-properties fo:background-color="#FFFFFF"/>
    </style:style>
    <style:style style:name="ce35" style:family="table-cell" style:parent-style-name="Default" style:data-style-name="N36">
      <style:table-cell-properties style:vertical-align="automatic" fo:background-color="#FFFFFF" style:cell-protect="protected" style:repeat-content="false"/>
      <style:paragraph-properties fo:text-align="start" fo:margin-left="0cm"/>
    </style:style>
    <style:style style:name="ce36" style:family="table-cell" style:parent-style-name="Percent_32_2" style:data-style-name="N37">
      <style:table-cell-properties fo:background-color="#FFFFFF"/>
      <style:text-properties fo:color="#FF0000"/>
    </style:style>
    <style:style style:name="ce37" style:family="table-cell" style:parent-style-name="Percent_32_2" style:data-style-name="N37">
      <style:table-cell-properties style:vertical-align="automatic" fo:background-color="#FFFFFF" style:repeat-content="false"/>
      <style:paragraph-properties fo:text-align="end" fo:margin-right="0cm"/>
      <style:text-properties fo:color="#FF0000"/>
    </style:style>
    <style:style style:name="ce38" style:family="table-cell" style:parent-style-name="Default" style:data-style-name="N36">
      <style:table-cell-properties style:vertical-align="automatic" fo:background-color="#FFFFFF" style:cell-protect="protected" style:repeat-content="false"/>
      <style:paragraph-properties fo:text-align="start" fo:margin-left="0cm"/>
      <style:text-properties style:text-position="33%"/>
    </style:style>
    <style:style style:name="ce39" style:family="table-cell" style:parent-style-name="Default" style:data-style-name="N0">
      <style:table-cell-properties fo:background-color="#FFFFFF"/>
    </style:style>
    <style:style style:name="ce40" style:family="table-cell" style:parent-style-name="Percent_32_2" style:data-style-name="N3">
      <style:table-cell-properties fo:border-top="thin dashed #000000" fo:border-bottom="none" fo:border-left="none" fo:border-right="none" style:vertical-align="automatic" fo:background-color="#FFFFFF" style:repeat-content="false"/>
      <style:paragraph-properties fo:text-align="end" fo:margin-right="0cm"/>
    </style:style>
    <style:style style:name="ce41" style:family="table-cell" style:parent-style-name="Percent_32_2" style:data-style-name="N3">
      <style:table-cell-properties fo:border-top="thin dashed #000000" fo:border-bottom="none" fo:border-left="none" fo:border-right="none" style:vertical-align="automatic" fo:background-color="#FFFFFF" style:repeat-content="false"/>
      <style:paragraph-properties fo:text-align="end" fo:margin-right="0cm"/>
      <style:text-properties fo:font-weight="bold" style:font-weight-asian="bold" style:font-weight-complex="bold"/>
    </style:style>
    <style:style style:name="ce42" style:family="table-cell" style:parent-style-name="Default" style:data-style-name="N0">
      <style:table-cell-properties fo:border-top="none" fo:border-bottom="2pt solid #000000" fo:border-left="none" fo:border-right="none" style:vertical-align="automatic" fo:background-color="#FFFFFF" style:repeat-content="false"/>
      <style:paragraph-properties fo:text-align="start" fo:margin-left="0cm"/>
      <style:text-properties fo:font-weight="bold" style:font-weight-asian="bold" style:font-weight-complex="bold"/>
    </style:style>
    <style:style style:name="ce43" style:family="table-cell" style:parent-style-name="Default" style:data-style-name="N36">
      <style:table-cell-properties fo:border-top="none" fo:border-bottom="2pt solid #000000" fo:border-left="none" fo:border-right="none" style:vertical-align="automatic" fo:background-color="#FFFFFF" style:cell-protect="protected" style:repeat-content="false"/>
      <style:paragraph-properties fo:text-align="start" fo:margin-left="0cm"/>
    </style:style>
    <style:style style:name="ce44" style:family="table-cell" style:parent-style-name="Percent_32_2" style:data-style-name="N3">
      <style:table-cell-properties fo:border-top="none" fo:border-bottom="2pt solid #000000" fo:border-left="none" fo:border-right="none" style:vertical-align="automatic" fo:background-color="#FFFFFF" style:repeat-content="false"/>
      <style:paragraph-properties fo:text-align="end" fo:margin-right="0cm"/>
    </style:style>
    <style:style style:name="ce45" style:family="table-cell" style:parent-style-name="Percent_32_2" style:data-style-name="N3">
      <style:table-cell-properties fo:border-top="none" fo:border-bottom="2pt solid #000000" fo:border-left="none" fo:border-right="none" style:vertical-align="automatic" fo:background-color="#FFFFFF" style:repeat-content="false"/>
      <style:paragraph-properties fo:text-align="end" fo:margin-right="0cm"/>
      <style:text-properties fo:font-weight="bold" style:font-weight-asian="bold" style:font-weight-complex="bold"/>
    </style:style>
    <style:style style:name="ce46" style:family="table-cell" style:parent-style-name="Percent_32_2" style:data-style-name="N3">
      <style:table-cell-properties style:vertical-align="automatic" fo:background-color="#FFFFFF" style:repeat-content="false"/>
      <style:paragraph-properties fo:text-align="end" fo:margin-right="0cm"/>
    </style:style>
    <style:style style:name="ce47" style:family="table-cell" style:parent-style-name="Default" style:data-style-name="N36">
      <style:table-cell-properties style:vertical-align="automatic" fo:wrap-option="wrap" fo:background-color="#FFFFFF" style:cell-protect="protected" style:repeat-content="false"/>
      <style:paragraph-properties fo:text-align="start" fo:margin-left="0cm"/>
    </style:style>
    <style:style style:name="ce48" style:family="table-cell" style:parent-style-name="Default" style:data-style-name="N0">
      <style:table-cell-properties style:vertical-align="automatic" fo:wrap-option="wrap" fo:background-color="#FFFFFF"/>
    </style:style>
    <style:style style:name="ce49" style:family="table-cell" style:parent-style-name="Default" style:data-style-name="N0">
      <style:table-cell-properties style:vertical-align="automatic" fo:wrap-option="wrap" fo:background-color="#FFFFFF"/>
    </style:style>
    <style:style style:name="ce50" style:family="table-cell" style:parent-style-name="Default" style:data-style-name="N36">
      <style:table-cell-properties style:vertical-align="automatic" fo:wrap-option="wrap" fo:background-color="#FFFFFF" style:cell-protect="protected" style:repeat-content="false"/>
      <style:paragraph-properties fo:text-align="start" fo:margin-left="0cm"/>
    </style:style>
    <style:style style:name="ce51" style:family="table-cell" style:parent-style-name="Default" style:data-style-name="N0">
      <style:table-cell-properties fo:background-color="#FFFFFF"/>
    </style:style>
    <style:style style:name="ce52" style:family="table-cell" style:parent-style-name="Default" style:data-style-name="N0">
      <style:table-cell-properties style:vertical-align="automatic" fo:background-color="#FFFFFF"/>
    </style:style>
    <style:style style:name="ce53" style:family="table-cell" style:parent-style-name="Default" style:data-style-name="N0">
      <style:table-cell-properties fo:background-color="#FFFFFF"/>
    </style:style>
    <style:style style:name="ce54" style:family="table-cell" style:parent-style-name="Default" style:data-style-name="N0">
      <style:table-cell-properties style:vertical-align="automatic" fo:background-color="#FFFFFF" style:repeat-content="false"/>
      <style:paragraph-properties fo:text-align="end" fo:margin-right="0cm"/>
    </style:style>
    <style:style style:name="ce55" style:family="table-cell" style:parent-style-name="Default" style:data-style-name="N0">
      <style:table-cell-properties style:vertical-align="automatic" fo:background-color="#FFFFFF" style:repeat-content="false"/>
      <style:paragraph-properties fo:text-align="end" fo:margin-right="0cm"/>
    </style:style>
    <style:style style:name="ce56" style:family="table-cell" style:parent-style-name="Default" style:data-style-name="N0">
      <style:table-cell-properties fo:background-color="#FFFFFF"/>
    </style:style>
    <style:style style:name="T1" style:family="text" style:parent-style-name="Default">
      <style:text-properties fo:color="#00808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808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3.30729166666667cm"/>
    </style:style>
    <style:style style:name="co2" style:family="table-column">
      <style:table-column-properties fo:break-before="auto" style:column-width="1.21708333333333cm"/>
    </style:style>
    <style:style style:name="co3" style:family="table-column">
      <style:table-column-properties fo:break-before="auto" style:column-width="1.825625cm"/>
    </style:style>
    <style:style style:name="co4" style:family="table-column">
      <style:table-column-properties fo:break-before="auto" style:column-width="4.048125cm"/>
    </style:style>
    <style:style style:name="co5" style:family="table-column">
      <style:table-column-properties fo:break-before="auto" style:column-width="3.78354166666667cm"/>
    </style:style>
    <style:style style:name="co6" style:family="table-column">
      <style:table-column-properties fo:break-before="auto" style:column-width="2.69875cm"/>
    </style:style>
    <style:style style:name="co7" style:family="table-column">
      <style:table-column-properties fo:break-before="auto" style:column-width="2.32833333333333cm"/>
    </style:style>
    <style:style style:name="ro1" style:family="table-row">
      <style:table-row-properties style:row-height="15.7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21.75pt" style:use-optimal-row-height="false" fo:break-before="auto"/>
    </style:style>
    <style:style style:name="ro4" style:family="table-row">
      <style:table-row-properties style:row-height="42pt" style:use-optimal-row-height="false" fo:break-before="auto"/>
    </style:style>
    <style:style style:name="ro5" style:family="table-row">
      <style:table-row-properties style:row-height="22.5pt" style:use-optimal-row-height="false" fo:break-before="auto"/>
    </style:style>
    <style:style style:name="ro6" style:family="table-row">
      <style:table-row-properties style:row-height="53.2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14.25pt" style:use-optimal-row-height="false" fo:break-before="auto"/>
    </style:style>
    <style:style style:name="ro9" style:family="table-row">
      <style:table-row-properties style:row-height="30pt" style:use-optimal-row-height="false" fo:break-before="auto"/>
    </style:style>
    <style:style style:name="ro10" style:family="table-row">
      <style:table-row-properties style:row-height="34.5pt" style:use-optimal-row-height="false" fo:break-before="auto"/>
    </style:style>
    <style:style style:name="ro11" style:family="table-row">
      <style:table-row-properties style:row-height="48.75pt" style:use-optimal-row-height="false" fo:break-before="auto"/>
    </style:style>
    <style:style style:name="ro12" style:family="table-row">
      <style:table-row-properties style:row-height="37.5pt" style:use-optimal-row-height="false" fo:break-before="auto"/>
    </style:style>
    <style:style style:name="ro13" style:family="table-row">
      <style:table-row-properties style:row-height="24pt" style:use-optimal-row-height="false" fo:break-before="auto"/>
    </style:style>
    <style:style style:name="ta1" style:family="table" style:master-page-name="mp1">
      <style:table-properties table:display="true" style:writing-mode="lr-tb"/>
    </style:style>
    <style:style style:name="ta2" style:family="table" style:master-page-name="">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bus0821" table:style-name="ta1">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number-columns-repeated="2" table:default-cell-style-name="ce6"/>
        <table:table-column table:style-name="co7" table:number-columns-repeated="16377" table:default-cell-style-name="ce6"/>
        <table:table-row table:style-name="ro1">
          <table:table-cell office:value-type="string" table:style-name="ce1">
            <text:p>Department for Transport statistics</text:p>
          </table:table-cell>
          <table:table-cell table:style-name="ce1"/>
          <table:table-cell table:number-columns-repeated="16382" table:style-name="ce2"/>
        </table:table-row>
        <table:table-row table:style-name="ro2">
          <table:table-cell office:value-type="string" table:style-name="ce3">
            <text:p><text:a xlink:href="https://www.gov.uk/government/collections/bus-statistics">Bus statistics</text:a></text:p>
          </table:table-cell>
          <table:table-cell table:style-name="ce4"/>
          <table:table-cell table:number-columns-repeated="4" table:style-name="ce5"/>
          <table:table-cell table:number-columns-repeated="16378" table:style-name="ce6"/>
        </table:table-row>
        <table:table-row table:style-name="ro3">
          <table:table-cell office:value-type="string" table:style-name="ce7">
            <text:p>Table BUS0821</text:p>
          </table:table-cell>
          <table:table-cell table:style-name="ce7"/>
          <table:table-cell table:number-columns-repeated="4" table:style-name="ce8"/>
          <table:table-cell table:number-columns-repeated="16378" table:style-name="ce2"/>
        </table:table-row>
        <table:table-row table:style-name="ro4">
          <table:table-cell office:value-type="string" table:number-columns-spanned="7" table:number-rows-spanned="1" table:style-name="ce9">
            <text:p>Number of older/disabled concessionary travel passes<text:span text:style-name="T2">1<text:s/></text:span>and bus concessionary journeys<text:span text:style-name="T2">2</text:span><text:s/>per pass by metropolitan area status: England, annual from 2010/11</text:p>
          </table:table-cell>
          <table:covered-table-cell table:number-columns-repeated="6"/>
          <table:table-cell table:number-columns-repeated="16377" table:style-name="ce2"/>
        </table:table-row>
        <table:table-row table:style-name="ro5">
          <table:table-cell table:number-columns-repeated="5" table:style-name="ce10"/>
          <table:table-cell table:style-name="ce11"/>
          <table:table-cell office:value-type="string" table:style-name="ce11">
            <text:p>Thousands / Millions / Number</text:p>
          </table:table-cell>
          <table:table-cell table:number-columns-repeated="16377"/>
        </table:table-row>
        <table:table-row table:style-name="ro6">
          <table:table-cell table:number-columns-repeated="2" table:style-name="ce12"/>
          <table:table-cell office:value-type="string" table:style-name="ce13">
            <text:p>London</text:p>
          </table:table-cell>
          <table:table-cell office:value-type="string" table:style-name="ce13">
            <text:p>English metropolitan areas</text:p>
          </table:table-cell>
          <table:table-cell office:value-type="string" table:style-name="ce13">
            <text:p>English non-metropolitan areas</text:p>
          </table:table-cell>
          <table:table-cell office:value-type="string" table:style-name="ce13">
            <text:p>England</text:p>
          </table:table-cell>
          <table:table-cell office:value-type="string" table:style-name="ce13">
            <text:p>England excluding London</text:p>
          </table:table-cell>
          <table:table-cell table:number-columns-repeated="16377"/>
        </table:table-row>
        <table:table-row table:style-name="ro7">
          <table:table-cell office:value-type="string" table:style-name="ce14">
            <text:p>Number of older and disabled concessionary travel passes (thousands)</text:p>
          </table:table-cell>
          <table:table-cell table:style-name="ce15"/>
          <table:table-cell table:number-columns-repeated="3" table:style-name="ce16"/>
          <table:table-cell table:number-columns-repeated="2" table:style-name="ce17"/>
          <table:table-cell table:number-columns-repeated="16377"/>
        </table:table-row>
        <table:table-row table:style-name="ro8">
          <table:table-cell table:style-name="ce14"/>
          <table:table-cell table:style-name="ce15"/>
          <table:table-cell table:number-columns-repeated="5" table:style-name="ce18"/>
          <table:table-cell table:number-columns-repeated="16377"/>
        </table:table-row>
        <table:table-row table:style-name="ro8">
          <table:table-cell office:value-type="string" table:style-name="ce19">
            <text:p>2010/11</text:p>
          </table:table-cell>
          <table:table-cell table:style-name="ce15"/>
          <table:table-cell office:value-type="float" office:value="1152.4829999999999" table:style-name="ce20">
            <text:p>1,152</text:p>
          </table:table-cell>
          <table:table-cell office:value-type="float" office:value="2233.5409043875097" table:style-name="ce20">
            <text:p>2,234</text:p>
          </table:table-cell>
          <table:table-cell office:value-type="float" office:value="6129.36697926119" table:style-name="ce20">
            <text:p>6,129</text:p>
          </table:table-cell>
          <table:table-cell office:value-type="float" office:value="9515.3908836486989" table:style-name="ce21">
            <text:p>9,515</text:p>
          </table:table-cell>
          <table:table-cell office:value-type="float" office:value="8362.9078836486988" table:style-name="ce20">
            <text:p>8,363</text:p>
          </table:table-cell>
          <table:table-cell table:number-columns-repeated="16377"/>
        </table:table-row>
        <table:table-row table:style-name="ro8">
          <table:table-cell office:value-type="string" table:style-name="ce22">
            <text:p>2011/12</text:p>
          </table:table-cell>
          <table:table-cell table:style-name="ce15"/>
          <table:table-cell office:value-type="float" office:value="1216.67" table:style-name="ce20">
            <text:p>1,217</text:p>
          </table:table-cell>
          <table:table-cell office:value-type="float" office:value="2189.1722219054" table:style-name="ce20">
            <text:p>2,189</text:p>
          </table:table-cell>
          <table:table-cell office:value-type="float" office:value="6272.3179705315106" table:style-name="ce20">
            <text:p>6,272</text:p>
          </table:table-cell>
          <table:table-cell office:value-type="float" office:value="9678.1601924369115" table:style-name="ce21">
            <text:p>9,678</text:p>
          </table:table-cell>
          <table:table-cell office:value-type="float" office:value="8461.4901924369115" table:style-name="ce20">
            <text:p>8,461</text:p>
          </table:table-cell>
          <table:table-cell table:number-columns-repeated="16377"/>
        </table:table-row>
        <table:table-row table:style-name="ro8">
          <table:table-cell office:value-type="string" table:style-name="ce22">
            <text:p>2012/13</text:p>
          </table:table-cell>
          <table:table-cell table:style-name="ce15"/>
          <table:table-cell office:value-type="float" office:value="1305.8630000000001" table:style-name="ce20">
            <text:p>1,306</text:p>
          </table:table-cell>
          <table:table-cell office:value-type="float" office:value="2201.768" table:style-name="ce20">
            <text:p>2,202</text:p>
          </table:table-cell>
          <table:table-cell office:value-type="float" office:value="6262.5797297480794" table:style-name="ce20">
            <text:p>6,263</text:p>
          </table:table-cell>
          <table:table-cell office:value-type="float" office:value="9770.2107297480798" table:style-name="ce21">
            <text:p>9,770</text:p>
          </table:table-cell>
          <table:table-cell office:value-type="float" office:value="8464.3477297480786" table:style-name="ce20">
            <text:p>8,464</text:p>
          </table:table-cell>
          <table:table-cell table:number-columns-repeated="16377"/>
        </table:table-row>
        <table:table-row table:style-name="ro8">
          <table:table-cell office:value-type="string" table:style-name="ce22">
            <text:p>2013/14</text:p>
          </table:table-cell>
          <table:table-cell table:style-name="ce15"/>
          <table:table-cell office:value-type="float" office:value="1325.0309999999999" table:style-name="ce20">
            <text:p>1,325</text:p>
          </table:table-cell>
          <table:table-cell office:value-type="float" office:value="2169.5639999999999" table:style-name="ce20">
            <text:p>2,170</text:p>
          </table:table-cell>
          <table:table-cell office:value-type="float" office:value="6239.7740000000003" table:style-name="ce20">
            <text:p>6,240</text:p>
          </table:table-cell>
          <table:table-cell office:value-type="float" office:value="9734.3690000000006" table:style-name="ce21">
            <text:p>9,734</text:p>
          </table:table-cell>
          <table:table-cell office:value-type="float" office:value="8409.3379999999997" table:style-name="ce20">
            <text:p>8,409</text:p>
          </table:table-cell>
          <table:table-cell table:number-columns-repeated="16377"/>
        </table:table-row>
        <table:table-row table:style-name="ro8">
          <table:table-cell office:value-type="string" table:style-name="ce22">
            <text:p>2014/15</text:p>
          </table:table-cell>
          <table:table-cell table:style-name="ce15"/>
          <table:table-cell office:value-type="float" office:value="1259.201" table:style-name="ce20">
            <text:p>1,259</text:p>
          </table:table-cell>
          <table:table-cell office:value-type="float" office:value="2200.1030000000001" table:style-name="ce20">
            <text:p>2,200</text:p>
          </table:table-cell>
          <table:table-cell office:value-type="float" office:value="6373.79" table:style-name="ce20">
            <text:p>6,374</text:p>
          </table:table-cell>
          <table:table-cell office:value-type="float" office:value="9833.0939999999991" table:style-name="ce21">
            <text:p>9,833</text:p>
          </table:table-cell>
          <table:table-cell office:value-type="float" office:value="8573.893" table:style-name="ce20">
            <text:p>8,574</text:p>
          </table:table-cell>
          <table:table-cell table:number-columns-repeated="16377"/>
        </table:table-row>
        <table:table-row table:style-name="ro8">
          <table:table-cell office:value-type="string" table:style-name="ce23">
            <text:p>2015/16</text:p>
          </table:table-cell>
          <table:table-cell table:style-name="ce15"/>
          <table:table-cell office:value-type="float" office:value="1205.893" table:style-name="ce20">
            <text:p>1,206</text:p>
          </table:table-cell>
          <table:table-cell office:value-type="float" office:value="2267.7159999999999" table:style-name="ce20">
            <text:p>2,268</text:p>
          </table:table-cell>
          <table:table-cell office:value-type="float" office:value="6447.4210000000003" table:style-name="ce20">
            <text:p>6,447</text:p>
          </table:table-cell>
          <table:table-cell office:value-type="float" office:value="9921.0300000000007" table:style-name="ce21">
            <text:p>9,921</text:p>
          </table:table-cell>
          <table:table-cell office:value-type="float" office:value="8715.1370000000006" table:style-name="ce20">
            <text:p>8,715</text:p>
          </table:table-cell>
          <table:table-cell table:number-columns-repeated="16377"/>
        </table:table-row>
        <table:table-row table:style-name="ro8">
          <table:table-cell office:value-type="string" table:style-name="ce23">
            <text:p>2016/17</text:p>
          </table:table-cell>
          <table:table-cell table:style-name="ce15"/>
          <table:table-cell office:value-type="float" office:value="1216.3620000000001" table:style-name="ce20">
            <text:p>1,216</text:p>
          </table:table-cell>
          <table:table-cell office:value-type="float" office:value="2185.2060000000001" table:style-name="ce20">
            <text:p>2,185</text:p>
          </table:table-cell>
          <table:table-cell office:value-type="float" office:value="6399.1461180308897" table:style-name="ce20">
            <text:p>6,399</text:p>
          </table:table-cell>
          <table:table-cell office:value-type="float" office:value="9800.7141180308899" table:style-name="ce21">
            <text:p>9,801</text:p>
          </table:table-cell>
          <table:table-cell office:value-type="float" office:value="8584.352118030889" table:style-name="ce20">
            <text:p>8,584</text:p>
          </table:table-cell>
          <table:table-cell table:number-columns-repeated="16377"/>
        </table:table-row>
        <table:table-row table:style-name="ro8">
          <table:table-cell office:value-type="string" table:style-name="ce23">
            <text:p>2017/18</text:p>
          </table:table-cell>
          <table:table-cell office:value-type="string" table:style-name="ce24">
            <text:p>r</text:p>
          </table:table-cell>
          <table:table-cell office:value-type="float" office:value="1203.0450000000001" table:style-name="ce25">
            <text:p>1,203</text:p>
          </table:table-cell>
          <table:table-cell office:value-type="float" office:value="2049.1709999999998" table:style-name="ce25">
            <text:p>2,049</text:p>
          </table:table-cell>
          <table:table-cell office:value-type="float" office:value="6173.7070000000003" table:style-name="ce25">
            <text:p>6,174</text:p>
          </table:table-cell>
          <table:table-cell office:value-type="float" office:value="9425.9230000000007" table:style-name="ce26">
            <text:p>9,426</text:p>
          </table:table-cell>
          <table:table-cell office:value-type="float" office:value="8222.8780000000006" table:style-name="ce25">
            <text:p>8,223</text:p>
          </table:table-cell>
          <table:table-cell table:number-columns-repeated="16377"/>
        </table:table-row>
        <table:table-row table:style-name="ro8">
          <table:table-cell office:value-type="string" table:style-name="ce23">
            <text:p>2018/19</text:p>
          </table:table-cell>
          <table:table-cell table:style-name="ce15"/>
          <table:table-cell office:value-type="float" office:value="1181.5050000000001" table:style-name="ce27">
            <text:p>1,182</text:p>
          </table:table-cell>
          <table:table-cell office:value-type="float" office:value="2053.348" table:style-name="ce27">
            <text:p>2,053</text:p>
          </table:table-cell>
          <table:table-cell office:value-type="float" office:value="5907.7179999999998" table:style-name="ce27">
            <text:p>5,908</text:p>
          </table:table-cell>
          <table:table-cell office:value-type="float" office:value="9142.5709999999999" table:style-name="ce28">
            <text:p>9,143</text:p>
          </table:table-cell>
          <table:table-cell office:value-type="float" office:value="7961.0659999999998" table:style-name="ce27">
            <text:p>7,961</text:p>
          </table:table-cell>
          <table:table-cell table:number-columns-repeated="16377" table:style-name="ce6"/>
        </table:table-row>
        <table:table-row table:style-name="ro7">
          <table:table-cell office:value-type="string" table:style-name="ce14">
            <text:p>Number of older and disabled concessionary bus journeys (millions)</text:p>
          </table:table-cell>
          <table:table-cell table:style-name="ce15"/>
          <table:table-cell table:number-columns-repeated="3" table:style-name="ce29"/>
          <table:table-cell table:style-name="ce30"/>
          <table:table-cell table:style-name="ce29"/>
          <table:table-cell table:number-columns-repeated="16377" table:style-name="ce6"/>
        </table:table-row>
        <table:table-row table:style-name="ro8">
          <table:table-cell table:style-name="ce14"/>
          <table:table-cell table:style-name="ce15"/>
          <table:table-cell table:number-columns-repeated="3" table:style-name="ce18"/>
          <table:table-cell table:style-name="ce31"/>
          <table:table-cell table:style-name="ce18"/>
          <table:table-cell table:number-columns-repeated="16377" table:style-name="ce6"/>
        </table:table-row>
        <table:table-row table:style-name="ro8">
          <table:table-cell office:value-type="string" table:style-name="ce19">
            <text:p>2010/11</text:p>
          </table:table-cell>
          <table:table-cell table:style-name="ce15"/>
          <table:table-cell office:value-type="float" office:value="295.62200000000001" table:style-name="ce18">
            <text:p>296</text:p>
          </table:table-cell>
          <table:table-cell office:value-type="float" office:value="302.20134260000799" table:style-name="ce18">
            <text:p>302</text:p>
          </table:table-cell>
          <table:table-cell office:value-type="float" office:value="450.37305900903897" table:style-name="ce18">
            <text:p>450</text:p>
          </table:table-cell>
          <table:table-cell office:value-type="float" office:value="1048.1964016090469" table:style-name="ce31">
            <text:p>1,048</text:p>
          </table:table-cell>
          <table:table-cell office:value-type="float" office:value="752.57440160904696" table:style-name="ce32">
            <text:p>753</text:p>
          </table:table-cell>
          <table:table-cell table:number-columns-repeated="16377" table:style-name="ce6"/>
        </table:table-row>
        <table:table-row table:style-name="ro8">
          <table:table-cell office:value-type="string" table:style-name="ce22">
            <text:p>2011/12</text:p>
          </table:table-cell>
          <table:table-cell table:style-name="ce15"/>
          <table:table-cell office:value-type="float" office:value="307.10300000000001" table:style-name="ce18">
            <text:p>307</text:p>
          </table:table-cell>
          <table:table-cell office:value-type="float" office:value="294.617747742473" table:style-name="ce18">
            <text:p>295</text:p>
          </table:table-cell>
          <table:table-cell office:value-type="float" office:value="452.526279670056" table:style-name="ce18">
            <text:p>453</text:p>
          </table:table-cell>
          <table:table-cell office:value-type="float" office:value="1054.247027412529" table:style-name="ce31">
            <text:p>1,054</text:p>
          </table:table-cell>
          <table:table-cell office:value-type="float" office:value="747.144027412529" table:style-name="ce32">
            <text:p>747</text:p>
          </table:table-cell>
          <table:table-cell table:number-columns-repeated="16377" table:style-name="ce6"/>
        </table:table-row>
        <table:table-row table:style-name="ro8">
          <table:table-cell office:value-type="string" table:style-name="ce22">
            <text:p>2012/13<text:s/></text:p>
          </table:table-cell>
          <table:table-cell table:style-name="ce15"/>
          <table:table-cell office:value-type="float" office:value="298.041" table:style-name="ce18">
            <text:p>298</text:p>
          </table:table-cell>
          <table:table-cell office:value-type="float" office:value="280.87766190330399" table:style-name="ce18">
            <text:p>281</text:p>
          </table:table-cell>
          <table:table-cell office:value-type="float" office:value="430.06897294164099" table:style-name="ce18">
            <text:p>430</text:p>
          </table:table-cell>
          <table:table-cell office:value-type="float" office:value="1008.987634844945" table:style-name="ce31">
            <text:p>1,009</text:p>
          </table:table-cell>
          <table:table-cell office:value-type="float" office:value="710.94663484494504" table:style-name="ce32">
            <text:p>711</text:p>
          </table:table-cell>
          <table:table-cell table:number-columns-repeated="16377" table:style-name="ce6"/>
        </table:table-row>
        <table:table-row table:style-name="ro8">
          <table:table-cell office:value-type="string" table:style-name="ce22">
            <text:p>2013/14</text:p>
          </table:table-cell>
          <table:table-cell table:style-name="ce15"/>
          <table:table-cell office:value-type="float" office:value="299.78699999999998" table:style-name="ce18">
            <text:p>300</text:p>
          </table:table-cell>
          <table:table-cell office:value-type="float" office:value="277.395057261239" table:style-name="ce18">
            <text:p>277</text:p>
          </table:table-cell>
          <table:table-cell office:value-type="float" office:value="430.16153828500001" table:style-name="ce18">
            <text:p>430</text:p>
          </table:table-cell>
          <table:table-cell office:value-type="float" office:value="1007.3435955462392" table:style-name="ce31">
            <text:p>1,007</text:p>
          </table:table-cell>
          <table:table-cell office:value-type="float" office:value="707.55659554623901" table:style-name="ce32">
            <text:p>708</text:p>
          </table:table-cell>
          <table:table-cell table:number-columns-repeated="16377" table:style-name="ce6"/>
        </table:table-row>
        <table:table-row table:style-name="ro8">
          <table:table-cell office:value-type="string" table:style-name="ce22">
            <text:p>2014/15</text:p>
          </table:table-cell>
          <table:table-cell table:style-name="ce15"/>
          <table:table-cell office:value-type="float" office:value="296.06460399999997" table:style-name="ce18">
            <text:p>296</text:p>
          </table:table-cell>
          <table:table-cell office:value-type="float" office:value="268.00048803999999" table:style-name="ce18">
            <text:p>268</text:p>
          </table:table-cell>
          <table:table-cell office:value-type="float" office:value="425.07333379900001" table:style-name="ce18">
            <text:p>425</text:p>
          </table:table-cell>
          <table:table-cell office:value-type="float" office:value="989.13842583899998" table:style-name="ce31">
            <text:p>989</text:p>
          </table:table-cell>
          <table:table-cell office:value-type="float" office:value="693.07382183899995" table:style-name="ce32">
            <text:p>693</text:p>
          </table:table-cell>
          <table:table-cell table:number-columns-repeated="16377" table:style-name="ce6"/>
        </table:table-row>
        <table:table-row table:style-name="ro8">
          <table:table-cell office:value-type="string" table:style-name="ce23">
            <text:p>2015/16<text:s/></text:p>
          </table:table-cell>
          <table:table-cell table:style-name="ce15"/>
          <table:table-cell office:value-type="float" office:value="288.68309599999998" table:style-name="ce18">
            <text:p>289</text:p>
          </table:table-cell>
          <table:table-cell office:value-type="float" office:value="257.81080900000001" table:style-name="ce18">
            <text:p>258</text:p>
          </table:table-cell>
          <table:table-cell office:value-type="float" office:value="411.917854492" table:style-name="ce18">
            <text:p>412</text:p>
          </table:table-cell>
          <table:table-cell office:value-type="float" office:value="958.41175949199999" table:style-name="ce31">
            <text:p>958</text:p>
          </table:table-cell>
          <table:table-cell office:value-type="float" office:value="669.72866349200001" table:style-name="ce32">
            <text:p>670</text:p>
          </table:table-cell>
          <table:table-cell table:number-columns-repeated="16377" table:style-name="ce6"/>
        </table:table-row>
        <table:table-row table:style-name="ro8">
          <table:table-cell office:value-type="string" table:style-name="ce23">
            <text:p>2016/17</text:p>
          </table:table-cell>
          <table:table-cell office:value-type="string" table:style-name="ce33">
            <text:p>r</text:p>
          </table:table-cell>
          <table:table-cell office:value-type="float" office:value="281.33751899999999" table:style-name="ce18">
            <text:p>281</text:p>
          </table:table-cell>
          <table:table-cell office:value-type="float" office:value="246.91396399999999" table:style-name="ce18">
            <text:p>247</text:p>
          </table:table-cell>
          <table:table-cell office:value-type="float" office:value="396.93979911776898" table:style-name="ce18">
            <text:p>397</text:p>
          </table:table-cell>
          <table:table-cell office:value-type="float" office:value="925.19128211776899" table:style-name="ce31">
            <text:p>925</text:p>
          </table:table-cell>
          <table:table-cell office:value-type="float" office:value="643.85376311776895" table:style-name="ce32">
            <text:p>644</text:p>
          </table:table-cell>
          <table:table-cell table:number-columns-repeated="5" table:style-name="ce6"/>
          <table:table-cell table:style-name="ce34"/>
          <table:table-cell table:number-columns-repeated="16371"/>
        </table:table-row>
        <table:table-row table:style-name="ro8">
          <table:table-cell office:value-type="string" table:style-name="ce23">
            <text:p>2017/18</text:p>
          </table:table-cell>
          <table:table-cell office:value-type="string" table:style-name="ce33">
            <text:p>r</text:p>
          </table:table-cell>
          <table:table-cell office:value-type="float" office:value="272.73274700000002" table:style-name="ce18">
            <text:p>273</text:p>
          </table:table-cell>
          <table:table-cell office:value-type="float" office:value="231.82031699999999" table:style-name="ce18">
            <text:p>232</text:p>
          </table:table-cell>
          <table:table-cell office:value-type="float" office:value="376.10370399999999" table:style-name="ce18">
            <text:p>376</text:p>
          </table:table-cell>
          <table:table-cell office:value-type="float" office:value="880.65676800000006" table:style-name="ce31">
            <text:p>881</text:p>
          </table:table-cell>
          <table:table-cell office:value-type="float" office:value="607.92402100000004" table:style-name="ce32">
            <text:p>608</text:p>
          </table:table-cell>
          <table:table-cell table:number-columns-repeated="5" table:style-name="ce6"/>
          <table:table-cell table:style-name="ce34"/>
          <table:table-cell table:number-columns-repeated="16371"/>
        </table:table-row>
        <table:table-row table:style-name="ro8">
          <table:table-cell office:value-type="string" table:style-name="ce23">
            <text:p>2018/19</text:p>
          </table:table-cell>
          <table:table-cell table:style-name="ce35"/>
          <table:table-cell office:value-type="float" office:value="268.96899999999999" table:style-name="ce18">
            <text:p>269</text:p>
          </table:table-cell>
          <table:table-cell office:value-type="float" office:value="225.759083" table:style-name="ce18">
            <text:p>226</text:p>
          </table:table-cell>
          <table:table-cell office:value-type="float" office:value="366.224985" table:style-name="ce18">
            <text:p>366</text:p>
          </table:table-cell>
          <table:table-cell office:value-type="float" office:value="860.95306800000003" table:style-name="ce31">
            <text:p>861</text:p>
          </table:table-cell>
          <table:table-cell office:value-type="float" office:value="591.98406799999998" table:style-name="ce32">
            <text:p>592</text:p>
          </table:table-cell>
          <table:table-cell table:number-columns-repeated="5" table:style-name="ce6"/>
          <table:table-cell table:style-name="ce34"/>
          <table:table-cell table:number-columns-repeated="16371"/>
        </table:table-row>
        <table:table-row table:style-name="ro9">
          <table:table-cell office:value-type="string" table:style-name="ce23">
            <text:p>Average number of bus concessionary journeys per pass</text:p>
          </table:table-cell>
          <table:table-cell table:style-name="ce15"/>
          <table:table-cell table:number-columns-repeated="5" table:style-name="ce36"/>
          <table:table-cell table:number-columns-repeated="16377" table:style-name="ce6"/>
        </table:table-row>
        <table:table-row table:style-name="ro8">
          <table:table-cell table:style-name="ce14"/>
          <table:table-cell table:style-name="ce15"/>
          <table:table-cell table:number-columns-repeated="5" table:style-name="ce37"/>
          <table:table-cell table:number-columns-repeated="16377" table:style-name="ce6"/>
        </table:table-row>
        <table:table-row table:style-name="ro8">
          <table:table-cell office:value-type="string" table:style-name="ce19">
            <text:p>2010/11</text:p>
          </table:table-cell>
          <table:table-cell table:style-name="ce15"/>
          <table:table-cell office:value-type="float" office:value="256.50877279751631" table:style-name="ce18">
            <text:p>257</text:p>
          </table:table-cell>
          <table:table-cell office:value-type="float" office:value="135.30145877622905" table:style-name="ce18">
            <text:p>135</text:p>
          </table:table-cell>
          <table:table-cell office:value-type="float" office:value="73.477907348814867" table:style-name="ce18">
            <text:p>73</text:p>
          </table:table-cell>
          <table:table-cell office:value-type="float" office:value="110.1579971255068" table:style-name="ce31">
            <text:p>110</text:p>
          </table:table-cell>
          <table:table-cell office:value-type="float" office:value="89.98956010032029" table:style-name="ce18">
            <text:p>90</text:p>
          </table:table-cell>
          <table:table-cell table:number-columns-repeated="16377" table:style-name="ce6"/>
        </table:table-row>
        <table:table-row table:style-name="ro8">
          <table:table-cell office:value-type="string" table:style-name="ce22">
            <text:p>2011/12<text:s/></text:p>
          </table:table-cell>
          <table:table-cell table:style-name="ce15"/>
          <table:table-cell office:value-type="float" office:value="252.41273311579965" table:style-name="ce18">
            <text:p>252</text:p>
          </table:table-cell>
          <table:table-cell office:value-type="float" office:value="134.57952042075755" table:style-name="ce18">
            <text:p>135</text:p>
          </table:table-cell>
          <table:table-cell office:value-type="float" office:value="72.146578313807865" table:style-name="ce18">
            <text:p>72</text:p>
          </table:table-cell>
          <table:table-cell office:value-type="float" office:value="108.93052051735825" table:style-name="ce31">
            <text:p>109</text:p>
          </table:table-cell>
          <table:table-cell office:value-type="float" office:value="88.299343309567945" table:style-name="ce18">
            <text:p>88</text:p>
          </table:table-cell>
          <table:table-cell table:number-columns-repeated="16377" table:style-name="ce6"/>
        </table:table-row>
        <table:table-row table:style-name="ro8">
          <table:table-cell office:value-type="string" table:style-name="ce22">
            <text:p>2012/13</text:p>
          </table:table-cell>
          <table:table-cell table:style-name="ce38"/>
          <table:table-cell office:value-type="float" office:value="228.23297696619017" table:style-name="ce18">
            <text:p>228</text:p>
          </table:table-cell>
          <table:table-cell office:value-type="float" office:value="127.56914529746275" table:style-name="ce18">
            <text:p>128</text:p>
          </table:table-cell>
          <table:table-cell office:value-type="float" office:value="68.672814000076784" table:style-name="ce18">
            <text:p>69</text:p>
          </table:table-cell>
          <table:table-cell office:value-type="float" office:value="103.27183954925414" table:style-name="ce31">
            <text:p>103</text:p>
          </table:table-cell>
          <table:table-cell office:value-type="float" office:value="83.993079862056277" table:style-name="ce18">
            <text:p>84</text:p>
          </table:table-cell>
          <table:table-cell table:number-columns-repeated="5" table:style-name="ce6"/>
          <table:table-cell table:number-columns-repeated="16372" table:style-name="ce39"/>
        </table:table-row>
        <table:table-row table:style-name="ro8">
          <table:table-cell office:value-type="string" table:style-name="ce22">
            <text:p>2013/14</text:p>
          </table:table-cell>
          <table:table-cell table:style-name="ce38"/>
          <table:table-cell office:value-type="float" office:value="226.24904624872929" table:style-name="ce18">
            <text:p>226</text:p>
          </table:table-cell>
          <table:table-cell office:value-type="float" office:value="127.85751296630983" table:style-name="ce18">
            <text:p>128</text:p>
          </table:table-cell>
          <table:table-cell office:value-type="float" office:value="68.938640772085648" table:style-name="ce18">
            <text:p>69</text:p>
          </table:table-cell>
          <table:table-cell office:value-type="float" office:value="103.4831939847605" table:style-name="ce31">
            <text:p>103</text:p>
          </table:table-cell>
          <table:table-cell office:value-type="float" office:value="84.139393082575481" table:style-name="ce18">
            <text:p>84</text:p>
          </table:table-cell>
          <table:table-cell table:number-columns-repeated="5" table:style-name="ce6"/>
          <table:table-cell table:number-columns-repeated="16372" table:style-name="ce39"/>
        </table:table-row>
        <table:table-row table:style-name="ro8">
          <table:table-cell office:value-type="string" table:style-name="ce22">
            <text:p>2014/15</text:p>
          </table:table-cell>
          <table:table-cell table:style-name="ce38"/>
          <table:table-cell office:value-type="float" office:value="235.12100451000276" table:style-name="ce18">
            <text:p>235</text:p>
          </table:table-cell>
          <table:table-cell office:value-type="float" office:value="121.81270060538073" table:style-name="ce18">
            <text:p>122</text:p>
          </table:table-cell>
          <table:table-cell office:value-type="float" office:value="66.6908281884091" table:style-name="ce18">
            <text:p>67</text:p>
          </table:table-cell>
          <table:table-cell office:value-type="float" office:value="100.59279671678112" table:style-name="ce31">
            <text:p>101</text:p>
          </table:table-cell>
          <table:table-cell office:value-type="float" office:value="80.835371031455608" table:style-name="ce18">
            <text:p>81</text:p>
          </table:table-cell>
          <table:table-cell table:number-columns-repeated="5" table:style-name="ce6"/>
          <table:table-cell table:number-columns-repeated="16372" table:style-name="ce39"/>
        </table:table-row>
        <table:table-row table:style-name="ro8">
          <table:table-cell office:value-type="string" table:style-name="ce23">
            <text:p>2015/16</text:p>
          </table:table-cell>
          <table:table-cell table:style-name="ce38"/>
          <table:table-cell office:value-type="float" office:value="239.39362447580336" table:style-name="ce18">
            <text:p>239</text:p>
          </table:table-cell>
          <table:table-cell office:value-type="float" office:value="113.68743220050483" table:style-name="ce18">
            <text:p>114</text:p>
          </table:table-cell>
          <table:table-cell office:value-type="float" office:value="63.888778860880961" table:style-name="ce18">
            <text:p>64</text:p>
          </table:table-cell>
          <table:table-cell office:value-type="float" office:value="96.60405819677996" table:style-name="ce31">
            <text:p>97</text:p>
          </table:table-cell>
          <table:table-cell office:value-type="float" office:value="76.846601894152656" table:style-name="ce18">
            <text:p>77</text:p>
          </table:table-cell>
          <table:table-cell table:number-columns-repeated="5" table:style-name="ce6"/>
          <table:table-cell table:number-columns-repeated="16372" table:style-name="ce39"/>
        </table:table-row>
        <table:table-row table:style-name="ro8">
          <table:table-cell office:value-type="string" table:style-name="ce23">
            <text:p>2016/17</text:p>
          </table:table-cell>
          <table:table-cell office:value-type="string" table:style-name="ce33">
            <text:p>r</text:p>
          </table:table-cell>
          <table:table-cell office:value-type="float" office:value="231.29423559762631" table:style-name="ce18">
            <text:p>231</text:p>
          </table:table-cell>
          <table:table-cell office:value-type="float" office:value="112.99344958781917" table:style-name="ce18">
            <text:p>113</text:p>
          </table:table-cell>
          <table:table-cell office:value-type="float" office:value="62.030119612257444" table:style-name="ce18">
            <text:p>62</text:p>
          </table:table-cell>
          <table:table-cell office:value-type="float" office:value="94.400394805481156" table:style-name="ce31">
            <text:p>94</text:p>
          </table:table-cell>
          <table:table-cell office:value-type="float" office:value="75.003186526493337" table:style-name="ce18">
            <text:p>75</text:p>
          </table:table-cell>
          <table:table-cell table:number-columns-repeated="5" table:style-name="ce6"/>
          <table:table-cell table:number-columns-repeated="16372" table:style-name="ce39"/>
        </table:table-row>
        <table:table-row table:style-name="ro8">
          <table:table-cell office:value-type="string" table:style-name="ce23">
            <text:p>2017/18</text:p>
          </table:table-cell>
          <table:table-cell office:value-type="string" table:style-name="ce33">
            <text:p>r</text:p>
          </table:table-cell>
          <table:table-cell office:value-type="float" office:value="226.70203275854189" table:style-name="ce40">
            <text:p>227</text:p>
          </table:table-cell>
          <table:table-cell office:value-type="float" office:value="113.12882965843261" table:style-name="ce40">
            <text:p>113</text:p>
          </table:table-cell>
          <table:table-cell office:value-type="float" office:value="60.920238683176891" table:style-name="ce40">
            <text:p>61</text:p>
          </table:table-cell>
          <table:table-cell office:value-type="float" office:value="93.429234251117904" table:style-name="ce41">
            <text:p>93</text:p>
          </table:table-cell>
          <table:table-cell office:value-type="float" office:value="73.930808775224449" table:style-name="ce40">
            <text:p>74</text:p>
          </table:table-cell>
          <table:table-cell table:number-columns-repeated="5" table:style-name="ce6"/>
          <table:table-cell table:number-columns-repeated="16372" table:style-name="ce39"/>
        </table:table-row>
        <table:table-row table:style-name="ro8">
          <table:table-cell office:value-type="string" table:style-name="ce42">
            <text:p>2018/19</text:p>
          </table:table-cell>
          <table:table-cell table:style-name="ce43"/>
          <table:table-cell office:value-type="float" office:value="227.64948095860785" table:style-name="ce44">
            <text:p>228</text:p>
          </table:table-cell>
          <table:table-cell office:value-type="float" office:value="109.94682002271414" table:style-name="ce44">
            <text:p>110</text:p>
          </table:table-cell>
          <table:table-cell office:value-type="float" office:value="61.9909388024276" table:style-name="ce44">
            <text:p>62</text:p>
          </table:table-cell>
          <table:table-cell office:value-type="float" office:value="94.169689029486349" table:style-name="ce45">
            <text:p>94</text:p>
          </table:table-cell>
          <table:table-cell office:value-type="float" office:value="74.359899541091607" table:style-name="ce44">
            <text:p>74</text:p>
          </table:table-cell>
          <table:table-cell table:number-columns-repeated="5" table:style-name="ce6"/>
          <table:table-cell table:number-columns-repeated="16372" table:style-name="ce39"/>
        </table:table-row>
        <table:table-row table:style-name="ro8">
          <table:table-cell table:style-name="ce23"/>
          <table:table-cell table:style-name="ce38"/>
          <table:table-cell table:number-columns-repeated="5" table:style-name="ce46"/>
          <table:table-cell table:number-columns-repeated="5" table:style-name="ce6"/>
          <table:table-cell table:number-columns-repeated="16372" table:style-name="ce39"/>
        </table:table-row>
        <table:table-row table:style-name="ro10">
          <table:table-cell office:value-type="string" table:number-columns-spanned="7" table:number-rows-spanned="1" table:style-name="ce47">
            <text:p>1. Pass numbers are ENCTS passes for older and disabled people meeting the statutory eligibility criteria, plus a small number of discretionary passes offered by individual Travel Concession Authorities to other older and disabled people.<text:s/></text:p>
          </table:table-cell>
          <table:covered-table-cell table:number-columns-repeated="6"/>
          <table:table-cell table:number-columns-repeated="5" table:style-name="ce6"/>
          <table:table-cell table:number-columns-repeated="16372" table:style-name="ce5"/>
        </table:table-row>
        <table:table-row table:style-name="ro11">
          <table:table-cell office:value-type="string" table:number-columns-spanned="7" table:number-rows-spanned="1" table:style-name="ce47">
            <text:p>2. Bus journeys refers to all journeys by older and disabled people which are subject to reimbursement by the Travel Concession Authority. This covers discretionary concessionary journeys (e.g. made before 0930) as well as those made under the statutory scheme.</text:p>
          </table:table-cell>
          <table:covered-table-cell table:number-columns-repeated="6"/>
          <table:table-cell table:number-columns-repeated="5" table:style-name="ce6"/>
          <table:table-cell table:number-columns-repeated="16372" table:style-name="ce5"/>
        </table:table-row>
        <table:table-row table:style-name="ro12">
          <table:table-cell office:value-type="string" table:number-columns-spanned="7" table:number-rows-spanned="1" table:style-name="ce50">
            <text:p>r Statistics for previous years have been revised in light of information collected for the most recent survey. Further details available in the Notes &amp; Definitions document.</text:p>
          </table:table-cell>
          <table:covered-table-cell table:number-columns-repeated="6"/>
          <table:table-cell table:number-columns-repeated="5" table:style-name="ce6"/>
          <table:table-cell table:number-columns-repeated="16372" table:style-name="ce5"/>
        </table:table-row>
        <table:table-row table:style-name="ro2">
          <table:table-cell table:style-name="ce51"/>
          <table:table-cell table:number-columns-repeated="16383" table:style-name="ce6"/>
        </table:table-row>
        <table:table-row table:style-name="ro13">
          <table:table-cell office:value-type="string" table:style-name="ce3">
            <text:p><text:a xlink:href="https://www.gov.uk/government/publications/buses-statistics-guidance">Notes and definitions</text:a></text:p>
          </table:table-cell>
          <table:table-cell table:number-columns-repeated="6" table:style-name="ce52"/>
          <table:table-cell table:number-columns-repeated="16377" table:style-name="ce6"/>
        </table:table-row>
        <table:table-row table:style-name="ro2">
          <table:table-cell office:value-type="string" table:style-name="ce53">
            <text:p>Telephone: 020 7944 3077</text:p>
          </table:table-cell>
          <table:table-cell table:number-columns-repeated="5" table:style-name="ce6"/>
          <table:table-cell office:value-type="string" table:style-name="ce54">
            <text:p>Source: DfT Concessionary Travel Survey</text:p>
          </table:table-cell>
          <table:table-cell table:number-columns-repeated="16377" table:style-name="ce6"/>
        </table:table-row>
        <table:table-row table:style-name="ro8">
          <table:table-cell office:value-type="string" table:style-name="ce3">
            <text:p><text:a xlink:href="mailto:bus.statistics@dft.gov.uk">Email: bus.statistics@dft.gov.uk</text:a></text:p>
          </table:table-cell>
          <table:table-cell table:number-columns-repeated="5" table:style-name="ce6"/>
          <table:table-cell office:value-type="string" table:style-name="ce55">
            <text:p>Last updated: December 2019</text:p>
          </table:table-cell>
          <table:table-cell table:number-columns-repeated="16377" table:style-name="ce6"/>
        </table:table-row>
        <table:table-row table:style-name="ro8">
          <table:table-cell office:value-type="string" table:style-name="ce56">
            <text:p>The figures in this table are outside the scope of National Statistics</text:p>
          </table:table-cell>
          <table:table-cell table:number-columns-repeated="5" table:style-name="ce6"/>
          <table:table-cell office:value-type="string" table:style-name="ce55">
            <text:p>Next update: Autumn 2020</text:p>
          </table:table-cell>
          <table:table-cell table:number-columns-repeated="16377" table:style-name="ce6"/>
        </table:table-row>
        <table:table-row table:style-name="ro2">
          <table:table-cell table:style-name="ce56"/>
          <table:table-cell table:number-columns-repeated="16383"/>
        </table:table-row>
        <table:table-row table:number-rows-repeated="1048527" table:style-name="ro8">
          <table:table-cell table:number-columns-repeated="16384"/>
        </table:table-row>
        <table:named-expressions>
          <table:named-range table:name="Print_Area" table:cell-range-address="bus0821.$A$1:bus0821.$G$48" table:base-cell-address="bus0821.$A$1"/>
        </table:named-expressions>
      </table:table>
      <table:table table:name="'http://www.dft.gov.uk/TSGB00/8-01-98.XLS'#1995" table:style-name="ta2">
        <table:table-source xlink:href="http://www.dft.gov.uk/TSGB00/8-01-98.XLS" table:table-name="1995" table:mode="copy-results-only"/>
        <table:table-column/>
        <table:table-row table:number-rows-repeated="1048576">
          <table:table-cell table:number-columns-repeated="16384"/>
        </table:table-row>
      </table:table>
      <table:table table:name="'http://www.dft.gov.uk/TSGB00/8-01-98.XLS'#Button" table:style-name="ta2">
        <table:table-source xlink:href="http://www.dft.gov.uk/TSGB00/8-01-98.XLS" table:table-name="Button" table:mode="copy-results-only"/>
        <table:table-column/>
        <table:table-row table:number-rows-repeated="1048576">
          <table:table-cell table:number-columns-repeated="16384"/>
        </table:table-row>
      </table:table>
      <table:table table:name="'http://www.dft.gov.uk/TSGB00/8-01-98.XLS'#1997" table:style-name="ta2">
        <table:table-source xlink:href="http://www.dft.gov.uk/TSGB00/8-01-98.XLS" table:table-name="1997" table:mode="copy-results-only"/>
        <table:table-column/>
        <table:table-row table:number-rows-repeated="9">
          <table:table-cell table:number-columns-repeated="16384"/>
        </table:table-row>
        <table:table-row>
          <table:table-cell table:number-columns-repeated="12"/>
          <table:table-cell office:value-type="string" office:string-value="At purchasing power parity"/>
          <table:table-cell table:number-columns-repeated="16371"/>
        </table:table-row>
        <table:table-row table:number-rows-repeated="1048566">
          <table:table-cell table:number-columns-repeated="16371"/>
        </table:table-row>
      </table:table>
      <table:table table:name="'http://www.dft.gov.uk/TSGB00/8-01-98.XLS'#1998" table:style-name="ta2">
        <table:table-source xlink:href="http://www.dft.gov.uk/TSGB00/8-01-98.XLS" table:table-name="1998" table:mode="copy-results-only"/>
        <table:table-column/>
        <table:table-row table:number-rows-repeated="1048576">
          <table:table-cell table:number-columns-repeated="16384"/>
        </table:table-row>
      </table:table>
      <table:table table:name="'http://www.dft.gov.uk/TSGB00/8-01-98.XLS'#1999" table:style-name="ta2">
        <table:table-source xlink:href="http://www.dft.gov.uk/TSGB00/8-01-98.XLS" table:table-name="1999" table:mode="copy-results-only"/>
        <table:table-column/>
        <table:table-row table:number-rows-repeated="1048576">
          <table:table-cell table:number-columns-repeated="16384"/>
        </table:table-row>
      </table:table>
      <table:table table:name="'http://www.dft.gov.uk/TSGB00/8-01-98.XLS'#2000" table:style-name="ta2">
        <table:table-source xlink:href="http://www.dft.gov.uk/TSGB00/8-01-98.XLS" table:table-name="2000" table:mode="copy-results-only"/>
        <table:table-column/>
        <table:table-row table:number-rows-repeated="1048576">
          <table:table-cell table:number-columns-repeated="16384"/>
        </table:table-row>
      </table:table>
      <table:table table:name="'http://www.dft.gov.uk/TSGB00/8-01-98.XLS'#2001" table:style-name="ta2">
        <table:table-source xlink:href="http://www.dft.gov.uk/TSGB00/8-01-98.XLS" table:table-name="2001" table:mode="copy-results-only"/>
        <table:table-column/>
        <table:table-row table:number-rows-repeated="1048576">
          <table:table-cell table:number-columns-repeated="16384"/>
        </table:table-row>
      </table:table>
      <table:table table:name="'http://www.dft.gov.uk/TSGB00/8-01-98.XLS'#2002" table:style-name="ta2">
        <table:table-source xlink:href="http://www.dft.gov.uk/TSGB00/8-01-98.XLS" table:table-name="2002" table:mode="copy-results-only"/>
        <table:table-column/>
        <table:table-row table:number-rows-repeated="1048576">
          <table:table-cell table:number-columns-repeated="16384"/>
        </table:table-row>
      </table:table>
      <table:table table:name="'http://www.dft.gov.uk/TSGB00/8-01-98.XLS'#2003" table:style-name="ta2">
        <table:table-source xlink:href="http://www.dft.gov.uk/TSGB00/8-01-98.XLS" table:table-name="2003" table:mode="copy-results-only"/>
        <table:table-column/>
        <table:table-row table:number-rows-repeated="1048576">
          <table:table-cell table:number-columns-repeated="16384"/>
        </table:table-row>
      </table:table>
      <table:table table:name="'http://www.dft.gov.uk/TSGB00/8-01-98.XLS'#2004" table:style-name="ta2">
        <table:table-source xlink:href="http://www.dft.gov.uk/TSGB00/8-01-98.XLS" table:table-name="2004" table:mode="copy-results-only"/>
        <table:table-column/>
        <table:table-row table:number-rows-repeated="1048576">
          <table:table-cell table:number-columns-repeated="16384"/>
        </table:table-row>
      </table:table>
      <table:table table:name="'http://www.dft.gov.uk/TSGB00/8-01-98.XLS'#2005" table:style-name="ta2">
        <table:table-source xlink:href="http://www.dft.gov.uk/TSGB00/8-01-98.XLS" table:table-name="2005" table:mode="copy-results-only"/>
        <table:table-column/>
        <table:table-row table:number-rows-repeated="1048576">
          <table:table-cell table:number-columns-repeated="16384"/>
        </table:table-row>
      </table:table>
      <table:table table:name="'http://www.dft.gov.uk/TSGB00/8-01-98.XLS'#2006" table:style-name="ta2">
        <table:table-source xlink:href="http://www.dft.gov.uk/TSGB00/8-01-98.XLS" table:table-name="2006" table:mode="copy-results-only"/>
        <table:table-column/>
        <table:table-row table:number-rows-repeated="1048576">
          <table:table-cell table:number-columns-repeated="16384"/>
        </table:table-row>
      </table:table>
      <table:table table:name="'http://www.dft.gov.uk/TSGB00/8-01-98.XLS'#2007" table:style-name="ta2">
        <table:table-source xlink:href="http://www.dft.gov.uk/TSGB00/8-01-98.XLS" table:table-name="2007" table:mode="copy-results-only"/>
        <table:table-column/>
        <table:table-row table:number-rows-repeated="1048576">
          <table:table-cell table:number-columns-repeated="16384"/>
        </table:table-row>
      </table:table>
      <table:table table:name="'http://www.dft.gov.uk/TSGB00/8-01-98.XLS'#2008" table:style-name="ta2">
        <table:table-source xlink:href="http://www.dft.gov.uk/TSGB00/8-01-98.XLS" table:table-name="2008" table:mode="copy-results-only"/>
        <table:table-column/>
        <table:table-row table:number-rows-repeated="1048576">
          <table:table-cell table:number-columns-repeated="16384"/>
        </table:table-row>
      </table:table>
      <table:table table:name="'http://www.dft.gov.uk/TSGB00/8-01-98.XLS'#2009" table:style-name="ta2">
        <table:table-source xlink:href="http://www.dft.gov.uk/TSGB00/8-01-98.XLS" table:table-name="2009" table:mode="copy-results-only"/>
        <table:table-column/>
        <table:table-row table:number-rows-repeated="1048576">
          <table:table-cell table:number-columns-repeated="16384"/>
        </table:table-row>
      </table:table>
      <table:table table:name="'http://www.dft.gov.uk/TSGB00/8-01-98.XLS'#2010" table:style-name="ta2">
        <table:table-source xlink:href="http://www.dft.gov.uk/TSGB00/8-01-98.XLS" table:table-name="2010" table:mode="copy-results-only"/>
        <table:table-column/>
        <table:table-row table:number-rows-repeated="1048576">
          <table:table-cell table:number-columns-repeated="16384"/>
        </table:table-row>
      </table:table>
      <table:table table:name="'http://www.dft.gov.uk/TSGB00/8-01-98.XLS'#TIS-INDEX" table:style-name="ta2">
        <table:table-source xlink:href="http://www.dft.gov.uk/TSGB00/8-01-98.XLS" table:table-name="TIS-INDEX" table:mode="copy-results-only"/>
        <table:table-column/>
        <table:table-row table:number-rows-repeated="1048576">
          <table:table-cell table:number-columns-repeated="16384"/>
        </table:table-row>
      </table:table>
      <table:table table:name="'http://www.dft.gov.uk/TSGB00/8-01-98.XLS'#Admin" table:style-name="ta2">
        <table:table-source xlink:href="http://www.dft.gov.uk/TSGB00/8-01-98.XLS" table:table-name="Admin" table:mode="copy-results-only"/>
        <table:table-column/>
        <table:table-row table:number-rows-repeated="1048576">
          <table:table-cell table:number-columns-repeated="16384"/>
        </table:table-row>
      </table:table>
      <table:table table:name="'http://www.dft.gov.uk/TSGB00/8-01-98.XLS'#Replacer" table:style-name="ta2">
        <table:table-source xlink:href="http://www.dft.gov.uk/TSGB00/8-01-98.XLS" table:table-name="Replacer" table:mode="copy-results-only"/>
        <table:table-column/>
        <table:table-row table:number-rows-repeated="1048576">
          <table:table-cell table:number-columns-repeated="16384"/>
        </table:table-row>
      </table:table>
      <table:table table:name="'http://www.dft.gov.uk/TSGB00/8-01-98.XLS'#8-01-98" table:style-name="ta2">
        <table:table-source xlink:href="http://www.dft.gov.uk/TSGB00/8-01-98.XLS" table:table-name="8-01-98" table:mode="copy-results-only"/>
        <table:table-column/>
        <table:table-row table:number-rows-repeated="104857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MS Sans Serif" svg:font-family="&quot;MS Sans Serif&quot;"/>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number-style style:name="N36">
      <number:number number:decimal-places="0" number:min-integer-digits="1">
        <number:embedded-text number:position="0"> </number:embedded-text>
      </number:number>
    </number:number-style>
    <number:percentage-style style:name="N37">
      <number:number number:decimal-places="1" number:min-integer-digits="1"/>
      <number:text>%</number:text>
    </number:percentage-style>
    <number:number-style style:name="N38">
      <number:number number:decimal-places="1" number:min-integer-digits="1" number:grouping="true"/>
    </number:number-style>
    <style:style style:name="Hyperlink" style:family="table-cell" style:data-style-name="N0">
      <style:text-properties fo:color="#0000FF" style:text-underline-style="solid" style:text-underline-type="single"/>
    </style:style>
    <style:style style:name="Hyperlink_bus0103" style:family="table-cell" style:data-style-name="N0">
      <style:text-properties fo:color="#0000FF" style:font-name="MS Sans Serif" style:font-name-asian="MS Sans Serif" style:font-name-complex="MS Sans Serif"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Percent_32_2" style:display-name="Percent 2" style:family="table-cell" style:data-style-name="N13"/>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landscape" style:print-page-order="ttb" style:first-page-number="continue" style:scale-to="55%" style:table-centering="none" style:print="objects charts drawings"/>
      <style:header-style>
        <style:header-footer-properties fo:min-height="0.26in" fo:margin-left="0in" fo:margin-right="0in" fo:margin-bottom="0in"/>
      </style:header-style>
      <style:footer-style>
        <style:header-footer-properties fo:min-height="0.23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
    <dc:creator/>
    <meta:creation-date>2019-12-13T13:09:58Z</meta:creation-date>
    <dc:date>2019-12-13T13:11:11Z</dc:date>
  </office:meta>
</office:document-meta>
</file>